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8cm" draw:marker-end="Arrow" draw:marker-end-width="0.18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000000" draw:marker-start-width="0.28cm" draw:marker-end="Arrow" draw:marker-end-width="0.18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000000" draw:marker-start-width="0.08cm" draw:marker-end="Arrow" draw:marker-end-width="0.18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-width="0.08cm" draw:marker-end="Arrow" draw:marker-end-width="0.18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width="0.05cm" svg:stroke-color="#000000" draw:marker-start-width="0.08cm" draw:marker-end="Arrow" draw:marker-end-width="0.18cm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8pt" style:font-size-complex="18pt"/>
    </style:style>
    <style:style style:name="P3" style:family="paragraph">
      <style:text-properties fo:font-size="8pt"/>
    </style:style>
    <style:style style:name="P4" style:family="paragraph">
      <style:text-properties fo:color="#800000" fo:font-size="8pt"/>
    </style:style>
    <style:style style:name="P5" style:family="paragraph">
      <style:text-properties fo:font-size="8pt" style:font-size-asian="8pt" style:font-size-complex="8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color="#800000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0.75cm" svg:height="0.75cm" svg:x="2.75cm" svg:y="0.2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75cm" svg:height="0.75cm" svg:x="2.5cm" svg:y="2.25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0.75cm" svg:height="0.75cm" svg:x="5cm" svg:y="2.25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0.75cm" svg:height="0.75cm" svg:x="4cm" svg:y="4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0.75cm" svg:height="0.75cm" svg:x="6cm" svg:y="4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0.75cm" svg:height="0.75cm" svg:x="7.5cm" svg:y="2.25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0.75cm" svg:height="0.75cm" svg:x="0.25cm" svg:y="2.25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cm" svg:y1="2.625cm" svg:x2="2.5cm" svg:y2="2.625cm" draw:start-shape="id1" draw:start-glue-point="10" draw:end-shape="id2" draw:end-glue-point="6" svg:d="m1000 2625h1500">
          <text:p/>
        </draw:connector>
        <draw:connector draw:style-name="gr3" draw:text-style-name="P1" draw:layer="layout" draw:type="line" svg:x1="0.891cm" svg:y1="2.359cm" svg:x2="2.859cm" svg:y2="0.891cm" draw:start-shape="id1" draw:start-glue-point="11" draw:end-shape="id3" draw:end-glue-point="7" svg:d="m891 2359 1968-1468">
          <text:p/>
        </draw:connector>
        <draw:connector draw:style-name="gr2" draw:text-style-name="P1" draw:layer="layout" draw:type="line" svg:x1="3.25cm" svg:y1="2.625cm" svg:x2="5cm" svg:y2="2.625cm" draw:start-shape="id2" draw:start-glue-point="10" draw:end-shape="id4" draw:end-glue-point="6" svg:d="m3250 2625h1750">
          <text:p/>
        </draw:connector>
        <draw:connector draw:style-name="gr4" draw:text-style-name="P1" draw:layer="layout" draw:type="line" svg:x1="3.391cm" svg:y1="0.891cm" svg:x2="5.109cm" svg:y2="2.359cm" draw:start-shape="id3" draw:start-glue-point="9" draw:end-shape="id4" draw:end-glue-point="5" svg:d="m3391 891 1718 1468">
          <text:p/>
        </draw:connector>
        <draw:connector draw:style-name="gr5" draw:text-style-name="P1" draw:layer="layout" draw:type="line" svg:x1="3.141cm" svg:y1="2.891cm" svg:x2="4.109cm" svg:y2="4.109cm" draw:start-shape="id2" draw:start-glue-point="9" draw:end-shape="id5" draw:end-glue-point="5" svg:d="m3141 2891 968 1218">
          <text:p/>
        </draw:connector>
        <draw:connector draw:style-name="gr5" draw:text-style-name="P1" draw:layer="layout" draw:type="line" svg:x1="4.75cm" svg:y1="4.375cm" svg:x2="6cm" svg:y2="4.375cm" draw:start-shape="id5" draw:start-glue-point="10" draw:end-shape="id6" draw:end-glue-point="6" svg:d="m4750 4375h1250">
          <text:p/>
        </draw:connector>
        <draw:connector draw:style-name="gr5" draw:text-style-name="P1" draw:layer="layout" draw:type="line" svg:x1="6.641cm" svg:y1="4.109cm" svg:x2="7.609cm" svg:y2="2.891cm" draw:start-shape="id6" draw:start-glue-point="11" draw:end-shape="id7" draw:end-glue-point="7" svg:d="m6641 4109 968-1218">
          <text:p/>
        </draw:connector>
        <draw:connector draw:style-name="gr4" draw:text-style-name="P1" draw:layer="layout" draw:type="line" svg:x1="5.75cm" svg:y1="2.625cm" svg:x2="7.5cm" svg:y2="2.625cm" draw:start-shape="id4" draw:start-glue-point="10" draw:end-shape="id7" draw:end-glue-point="6" svg:d="m5750 2625h1750">
          <text:p/>
        </draw:connector>
        <draw:frame draw:style-name="gr6" draw:text-style-name="P3" draw:layer="layout" svg:width="1.052cm" svg:height="0.594cm" svg:x="0.917cm" svg:y="1cm">
          <draw:text-box>
            <text:p text:style-name="P3">1,10</text:p>
          </draw:text-box>
        </draw:frame>
        <draw:frame draw:style-name="gr6" draw:text-style-name="P3" draw:layer="layout" svg:width="1.052cm" svg:height="0.594cm" svg:x="1.25cm" svg:y="2.575cm">
          <draw:text-box>
            <text:p text:style-name="P3">1,12</text:p>
          </draw:text-box>
        </draw:frame>
        <draw:frame draw:style-name="gr6" draw:text-style-name="P3" draw:layer="layout" svg:width="0.896cm" svg:height="0.594cm" svg:x="3.5cm" svg:y="3.075cm">
          <draw:text-box>
            <text:p text:style-name="P3">4,4</text:p>
          </draw:text-box>
        </draw:frame>
        <draw:frame draw:style-name="gr6" draw:text-style-name="P3" draw:layer="layout" svg:width="0.896cm" svg:height="0.594cm" svg:x="4.812cm" svg:y="4.406cm">
          <draw:text-box>
            <text:p text:style-name="P3">2,6</text:p>
          </draw:text-box>
        </draw:frame>
        <draw:frame draw:style-name="gr6" draw:text-style-name="P3" draw:layer="layout" svg:width="0.896cm" svg:height="0.594cm" svg:x="4.011cm" svg:y="1.075cm">
          <draw:text-box>
            <text:p text:style-name="P3">1,5</text:p>
          </draw:text-box>
        </draw:frame>
        <draw:frame draw:style-name="gr7" draw:text-style-name="P3" draw:layer="layout" svg:width="0.896cm" svg:height="0.594cm" svg:x="3.562cm" svg:y="2.156cm">
          <draw:text-box>
            <text:p text:style-name="P3">5,1</text:p>
          </draw:text-box>
        </draw:frame>
        <draw:frame draw:style-name="gr6" draw:text-style-name="P4" draw:layer="layout" svg:width="1.052cm" svg:height="0.594cm" svg:x="6cm" svg:y="2.156cm">
          <draw:text-box>
            <text:p text:style-name="P4"><text:span text:style-name="T2">0,10</text:span></text:p>
          </draw:text-box>
        </draw:frame>
        <draw:frame draw:style-name="gr6" draw:text-style-name="P3" draw:layer="layout" svg:width="0.896cm" svg:height="0.594cm" svg:x="7cm" svg:y="3.25cm">
          <draw:text-box>
            <text:p text:style-name="P3">3,2</text:p>
          </draw:text-box>
        </draw:frame>
        <draw:frame draw:style-name="gr6" draw:text-style-name="P5" draw:layer="layout" svg:width="3.47cm" svg:height="0.594cm" svg:x="5.03cm" svg:y="0cm">
          <draw:text-box>
            <text:p text:style-name="P5"><text:span text:style-name="T3">(residual capacity, cost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Charter'" style:font-style-name="Regular" style:font-family-generic="roman" style:font-pitch="variable" fo:font-size="1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ran Kartaschew</meta:initial-creator>
    <meta:creation-date>2012-10-16T09:36:33</meta:creation-date>
    <dc:date>2012-10-16T10:27:39</dc:date>
    <dc:creator>Darran Kartaschew</dc:creator>
    <meta:editing-duration>PT51M6S</meta:editing-duration>
    <meta:editing-cycles>6</meta:editing-cycles>
    <meta:generator>OpenOffice.org/3.4$Solaris_x86 OpenOffice.org_project/340m1$Build-9590</meta:generator>
    <meta:document-statistic meta:object-count="24"/>
  </office:meta>
</office:document-meta>
</file>